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453d" officeooo:paragraph-rsid="001e453d"/>
    </style:style>
    <style:style style:name="P2" style:family="paragraph" style:parent-style-name="Standard">
      <style:text-properties officeooo:paragraph-rsid="001ec7e3"/>
    </style:style>
    <style:style style:name="P3" style:family="paragraph" style:parent-style-name="Standard">
      <style:text-properties officeooo:paragraph-rsid="001f7dd5"/>
    </style:style>
    <style:style style:name="P4" style:family="paragraph" style:parent-style-name="Standard">
      <style:text-properties officeooo:rsid="001f7dd5" officeooo:paragraph-rsid="001faf41"/>
    </style:style>
    <style:style style:name="P5" style:family="paragraph" style:parent-style-name="Standard" style:master-page-name="Standard">
      <style:paragraph-properties style:page-number="auto"/>
      <style:text-properties officeooo:rsid="001e453d" officeooo:paragraph-rsid="001e453d"/>
    </style:style>
    <style:style style:name="P6" style:family="paragraph" style:parent-style-name="Header">
      <style:paragraph-properties fo:text-align="center" style:justify-single-word="false"/>
      <style:text-properties style:font-name="Bitstream Vera Serif" fo:font-weight="bold" style:font-weight-asian="bold" style:font-weight-complex="bold"/>
    </style:style>
    <style:style style:name="T1" style:family="text">
      <style:text-properties fo:font-weight="bold" style:font-weight-asian="bold"/>
    </style:style>
    <style:style style:name="T2" style:family="text">
      <style:text-properties fo:font-weight="bold" officeooo:rsid="001faf41" style:font-weight-asian="bold"/>
    </style:style>
    <style:style style:name="T3" style:family="text">
      <style:text-properties fo:font-size="28pt" style:font-size-asian="28pt" style:font-size-complex="28pt"/>
    </style:style>
    <style:style style:name="T4" style:family="text">
      <style:text-properties officeooo:rsid="001e453d"/>
    </style:style>
    <style:style style:name="T5" style:family="text">
      <style:text-properties fo:font-weight="normal" officeooo:rsid="001faf41" style:font-weight-asian="normal" style:font-weight-complex="normal"/>
    </style:style>
    <style:style style:name="T6" style:family="text">
      <style:text-properties officeooo:rsid="001ec7e3"/>
    </style:style>
    <style:style style:name="T7" style:family="text">
      <style:text-properties officeooo:rsid="001f7dd5"/>
    </style:style>
    <style:style style:name="T8" style:family="text">
      <style:text-properties officeooo:rsid="001faf4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eorge Charon Ward</text:p>
      <text:p text:style-name="Standard"><text:span text:style-name="T4">15 Southview</text:span><text:tab/></text:p>
      <text:p text:style-name="Standard">573-<text:span text:style-name="T4">714-8598</text:span></text:p>
      <text:p text:style-name="Standard"><text:span text:style-name="T4">Rolla, Missouri 65401</text:span><text:tab/></text:p>
      <text:p text:style-name="Standard"><text:span text:style-name="T4">gcwzf4</text:span>@mst.edu</text:p>
      <text:p text:style-name="Standard"/>
      <text:p text:style-name="P1">12/30/2018</text:p>
      <text:p text:style-name="P1">Motley Fool Hiring Manager,</text:p>
      <text:p text:style-name="P1">300 Union Blvd. Suite 405</text:p>
      <text:p text:style-name="Standard"><text:span text:style-name="T4">Lakewood</text:span>, <text:span text:style-name="T4">CO</text:span> 80228</text:p>
      <text:p text:style-name="Standard"><text:bookmark text:name="_GoBack"/></text:p>
      <text:p text:style-name="Standard">Dear <text:span text:style-name="T4">Motley Fool</text:span>,</text:p>
      <text:p text:style-name="P4">I am graduating from Missouri University of Science and Technology in <text:span text:style-name="T8">Dec</text:span> of 2019 with a B.S. in <text:span text:style-name="T8">Computer Science</text:span>, and I am interested in the <text:span text:style-name="T8">Summer Software Development Internship</text:span> position<text:span text:style-name="T1"> </text:span><text:span text:style-name="T5">that</text:span><text:span text:style-name="T2"> </text:span><text:span text:style-name="T5">The Motley Fool</text:span> has posted on <text:span text:style-name="T8">LinkedIn</text:span>. <text:span text:style-name="T8">I’ve personally used The Motley Fool’s online content for several years for researching my own personal investments and I always trusted the The Motley Fool to provide me quality information. I would very much like to assist The Motley Fool with bringing high quality user experience so that they may make sound investments with The Motley Fool’s excellent information the way that I have in the past</text:span>.</text:p>
      <text:p text:style-name="Standard">I believe I would be a great fit for <text:span text:style-name="T6">your Summer 2019 Software Development Internship </text:span>position. Some of my abilities that would be useful in this position include:</text:p>
      <text:p text:style-name="Standard">• <text:s/>Excellent academic performance in <text:span text:style-name="T6">Computer Science </text:span>courses</text:p>
      <text:p text:style-name="P3">• <text:s/><text:span text:style-name="T6">Familiarity with JavaScript, CSS, HTML, C#, and Python</text:span></text:p>
      <text:p text:style-name="P3">• <text:s/><text:span text:style-name="T6">Thorough understanding of data structures and algorithms</text:span></text:p>
      <text:p text:style-name="P3">• <text:s/>Leadership experience <text:span text:style-name="T6">achieved through 8 years of military service</text:span></text:p>
      <text:p text:style-name="P3">• <text:s/><text:span text:style-name="T7">Hands-on software troubleshooting experience</text:span></text:p>
      <text:p text:style-name="P3">• <text:s/><text:span text:style-name="T7">Ability to Google anything</text:span></text:p>
      <text:p text:style-name="Standard">I would greatly appreciate a few minutes of your time to look over my enclosed resume and the opportunity to talk with you about a<text:span text:style-name="T6">n internship </text:span>position <text:span text:style-name="T6">at The Motley Fool.</text:span> You may reach me at (573) <text:span text:style-name="T6">714-8598</text:span>, or by email at: <text:span text:style-name="T6">gcwzf4</text:span>@mst.edu. <text:s/>I look forward to hearing from you soon.</text:p>
      <text:p text:style-name="Standard"><text:span text:style-name="T6">Respectfully</text:span>,</text:p>
      <text:p text:style-name="P2"><text:span text:style-name="T6">George Charon 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Bitstream Vera Serif" fo:font-weight="bold" style:font-weight-asian="bold" style:font-weight-complex="bold"/>
    </style:style>
    <style:style style:name="MT1" style:family="text">
      <style:text-properties fo:font-size="28pt" style:font-size-asian="28pt" style:font-size-complex="28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COVER LETT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nstedter, Lindsey Anne</meta:initial-creator>
    <meta:editing-cycles>5</meta:editing-cycles>
    <meta:creation-date>2016-12-13T15:25:00</meta:creation-date>
    <dc:date>2018-12-30T15:40:24.744197057</dc:date>
    <meta:editing-duration>PT36M31S</meta:editing-duration>
    <meta:generator>LibreOffice/6.1.3.2$Linux_X86_64 LibreOffice_project/10$Build-2</meta:generator>
    <meta:document-statistic meta:table-count="0" meta:image-count="0" meta:object-count="0" meta:page-count="1" meta:paragraph-count="22" meta:word-count="262" meta:character-count="1621" meta:non-whitespace-character-count="1372"/>
    <meta:user-defined meta:name="AppVersion">16.0000</meta:user-defined>
    <meta:user-defined meta:name="Company">Missouri S&amp;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